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3" svg:font-family="Arial" style:font-family-generic="swiss"/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  <style:text-properties style:use-window-font-color="true" style:font-name="Lucida Console" fo:font-size="12pt" style:font-name-asian="Lucida Console" style:font-size-asian="12pt" style:font-name-complex="Lucida Console" style:font-size-complex="12pt"/>
    </style:style>
    <style:style style:name="P2" style:family="paragraph" style:parent-style-name="Body_20_Text" style:list-style-name="" style:master-page-name="">
      <style:paragraph-properties fo:margin-top="0in" fo:margin-bottom="0in" style:page-number="auto" style:text-autospace="none">
        <style:tab-stops>
          <style:tab-stop style:position="0.2in"/>
          <style:tab-stop style:position="0.3in"/>
          <style:tab-stop style:position="0.4in"/>
          <style:tab-stop style:position="0.4791in"/>
          <style:tab-stop style:position="0.5in"/>
          <style:tab-stop style:position="0.6in"/>
          <style:tab-stop style:position="0.7in"/>
        </style:tab-stops>
      </style:paragraph-properties>
      <style:text-properties style:font-name="Arial1" fo:font-size="10pt" fo:font-style="normal" style:font-name-asian="Lucida Console" style:font-size-asian="10pt" style:font-style-asian="normal" style:font-name-complex="Lucida Console" style:font-size-complex="10pt" style:font-style-complex="normal"/>
    </style:style>
    <style:style style:name="T1" style:family="text">
      <style:text-properties fo:color="#ff0000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ection_20_Heading">PostgreSQL Notes</text:p>
      <text:p text:style-name="Standard"/>
      <text:p text:style-name="Body_20_Text">C:\Program Files\PostgreSQL\9.5\bin\pgAdmin3 – run this to start the PostgreSQL interface</text:p>
      <text:p text:style-name="Body_20_Text"/>
      <text:p text:style-name="Body_20_Text">Runs on localhost – port 5432</text:p>
      <text:p text:style-name="Body_20_Text">password jms#3172</text:p>
      <text:p text:style-name="Body_20_Text">Second User – JMS2 – jms3172</text:p>
      <text:p text:style-name="Body_20_Text">New database – right click on databases – select new</text:p>
      <text:p text:style-name="Body_20_Text"/>
      <text:p text:style-name="Section_20_Heading">Rails Notes</text:p>
      <text:p text:style-name="Body_20_Text"/>
      <text:p text:style-name="Command_20_Line">rails g scaffold Blog title:string body:text</text:p>
      <text:p text:style-name="Body_20_Text">Similar to generating a model but much more detailed results – builds model, view and controller with all actions , migration for the table (blogs) and javascript, scss and coffee script files and files called jbuilder</text:p>
      <text:p text:style-name="Body_20_Text">The blog table will have two columns – title(string) and body(text)</text:p>
      <text:p text:style-name="Command_20_Line">rails db:migrate</text:p>
      <text:p text:style-name="Body_20_Text">Create the table in the db and update the schema.db</text:p>
      <text:p text:style-name="Body_20_Text"/>
      <text:p text:style-name="Body_20_Text">scaffold.scss – lots of styling commands but this file <text:span text:style-name="T1">should be deleted </text:span></text:p>
      <text:p text:style-name="Body_20_Text"/>
      <text:p text:style-name="Body_20_Text"/>
      <text:p text:style-name="Section_20_Heading">Git Notes</text:p>
      <text:p text:style-name="Body_20_Text">.gitignore changes – if you make changes to .<text:span text:style-name="T2">gitignore</text:span>, you have to clear the git cache so that git doesn't remember what you stored before and duplicate the storage</text:p>
      <text:p text:style-name="Body_20_Text"/>
      <text:p text:style-name="Command_20_Line">git rm . -r –cached</text:p>
      <text:p text:style-name="Command_20_Line">git add .</text:p>
      <text:p text:style-name="Command_20_Line">Git commit -m “Cleared git cache”</text:p>
      <text:p text:style-name="Command_20_Line">git push</text:p>
      <text:p text:style-name="P1"/>
      <text:p text:style-name="Body_20_Text">Make a change to the file(s) you added into the gitignore file and they will not appear in the files to be committed anymore.</text:p>
      <text:p text:style-name="Body_20_Text"/>
      <text:p text:style-name="P2"><text:span text:style-name="T2">One file you should make sure git is ignoring is /config/secrets.yml. You don't have to be concerned with the development and test environments unless you work with API keys or any other things you want to store. </text:span></text:p>
      <text:p text:style-name="Body_20_Text"/>
      <text:p text:style-name="Body_20_Text">If you put an application into production, <text:s/>the server will store the secret key </text:p>
      <text:p text:style-name="Code">production:<text:line-break/> <text:s/>secret_key_base: &lt;%= ENV["SECRET_KEY_BASE"] %&gt;</text:p>
      <text:p text:style-name="Body_20_Text">so you don't need to be concerned about that either.</text:p>
      <text:p text:style-name="Body_20_Text"/>
      <text:p text:style-name="Section_20_Heading">Markdown language</text:p>
      <text:p text:style-name="Body_20_Text">You can integrate styles in to readme.md (mark down file) – see <text:a xlink:type="simple" xlink:href="http://www.markdowntutorial.com/" text:style-name="Internet_20_link" text:visited-style-name="Visited_20_Internet_20_Link">www.markdowntutorial.com</text:a> – or daringfireball.net</text:p>
      <text:p text:style-name="Body_20_Text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3" svg:font-family="Arial" style:font-family-generic="swiss"/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heads_20_2" draw:display-name="Arrowheads 2" svg:viewBox="0 0 1131 902" svg:d="M564 0l-564 902h1131z"/>
    <draw:marker draw:name="Arrowheads_20_3" draw:display-name="Arrowheads 3" svg:viewBox="0 0 20 30" svg:d="M10 0l-10 30h20z"/>
    <draw:marker draw:name="Arrowheads_20_4" draw:display-name="Arrowheads 4" svg:viewBox="0 0 1013 1130" svg:d="M1009 1050l-449-1008-22-30-29-12-34 12-21 26-449 1012-5 13v8l5 21 12 21 17 13 21 4h903l21-4 21-13 9-21 4-21v-8z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Chapter_20_Heading" style:display-name="Chapter Heading" style:family="paragraph" style:parent-style-name="Text_20_body" style:list-style-name="" style:class="text" style:master-page-name="">
      <style:paragraph-properties fo:text-align="center" style:justify-single-word="false" style:page-number="auto" style:shadow="none" style:text-autospace="none">
        <style:tab-stops/>
      </style:paragraph-properties>
      <style:text-properties style:font-name="Arial" fo:font-size="18pt" style:text-underline-style="solid" style:text-underline-width="bold" style:text-underline-color="font-color" fo:font-weight="bold" style:font-name-asian="Lucida Console" style:font-size-asian="18pt" style:font-weight-asian="bold" style:font-name-complex="Lucida Console" style:font-size-complex="18pt" style:font-weight-complex="bold"/>
    </style:style>
    <style:style style:name="Command_20_Line" style:display-name="Command Line" style:family="paragraph" style:parent-style-name="Text_20_body" style:list-style-name="" style:class="text">
      <style:paragraph-properties fo:margin-top="0in" fo:margin-bottom="0in" style:text-autospace="none"/>
      <style:text-properties fo:color="#000000" style:font-name="Arial" fo:font-size="10pt" fo:font-style="italic" fo:font-weight="bold" style:font-name-asian="Lucida Console" style:font-size-asian="12pt" style:font-style-asian="italic" style:font-weight-asian="bold" style:font-name-complex="Lucida Console" style:font-size-complex="12pt" style:font-style-complex="italic" style:font-weight-complex="bold"/>
    </style:style>
    <style:style style:name="Section_20_Heading" style:display-name="Section Heading" style:family="paragraph" style:parent-style-name="Text_20_body" style:list-style-name="" style:class="text">
      <style:paragraph-properties style:text-autospace="none">
        <style:tab-stops/>
      </style:paragraph-properties>
      <style:text-properties fo:color="#000000" style:font-name="Arial" fo:font-size="16pt" fo:font-weight="bold" style:font-name-asian="Lucida Console" style:font-size-asian="16pt" style:font-weight-asian="bold" style:font-name-complex="Lucida Console" style:font-size-complex="16pt" style:font-weight-complex="bold"/>
    </style:style>
    <style:style style:name="Body_20_Text" style:display-name="Body Text" style:family="paragraph" style:parent-style-name="Text_20_body" style:auto-update="true" style:list-style-name="" style:master-page-name="">
      <style:paragraph-properties fo:margin-top="0in" fo:margin-bottom="0in" style:page-number="auto" style:text-autospace="none">
        <style:tab-stops>
          <style:tab-stop style:position="0.2in"/>
          <style:tab-stop style:position="0.3in"/>
          <style:tab-stop style:position="0.4in"/>
          <style:tab-stop style:position="0.4791in"/>
          <style:tab-stop style:position="0.5in"/>
          <style:tab-stop style:position="0.6in"/>
          <style:tab-stop style:position="0.7in"/>
        </style:tab-stops>
      </style:paragraph-properties>
      <style:text-properties fo:color="#000000" style:font-name="Arial1" fo:font-size="10pt" fo:font-style="normal" fo:font-weight="normal" style:font-name-asian="Lucida Console" style:font-size-asian="10pt" style:font-style-asian="normal" style:font-weight-asian="normal" style:font-name-complex="Lucida Console" style:font-size-complex="10pt" style:font-style-complex="normal" style:font-weight-complex="normal"/>
    </style:style>
    <style:style style:name="Code" style:family="paragraph" style:parent-style-name="Body_20_Text">
      <style:paragraph-properties fo:margin-top="0in" fo:margin-bottom="0in"/>
      <style:text-properties style:font-name="Arial" fo:font-size="8pt" fo:font-style="italic" fo:font-weight="bold" style:font-size-asian="10pt" style:font-style-asian="italic" style:font-size-complex="10pt" style:font-style-complex="italic"/>
    </style:style>
    <style:style style:name="SubTitles" style:family="paragraph" style:parent-style-name="Standard">
      <style:text-properties style:font-name="Arial"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2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2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reen Leaf Services</meta:initial-creator>
    <meta:creation-date>2017-04-11T09:30:29.67</meta:creation-date>
    <dc:date>2017-04-11T15:19:19.43</dc:date>
    <dc:creator>Green Leaf Services</dc:creator>
    <meta:editing-duration>PT5H48M46S</meta:editing-duration>
    <meta:editing-cycles>10</meta:editing-cycles>
    <meta:generator>OpenOffice/4.1.3$Win32 OpenOffice.org_project/413m1$Build-9783</meta:generator>
    <meta:document-statistic meta:table-count="0" meta:image-count="0" meta:object-count="0" meta:page-count="1" meta:paragraph-count="26" meta:word-count="270" meta:character-count="1614"/>
  </office:meta>
</office:document-meta>
</file>